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e2d" officeooo:paragraph-rsid="0001fe2d"/>
    </style:style>
    <style:style style:name="P2" style:family="paragraph" style:parent-style-name="Standard">
      <style:text-properties officeooo:rsid="0002f0d7" officeooo:paragraph-rsid="0002f0d7"/>
    </style:style>
    <style:style style:name="P3" style:family="paragraph" style:parent-style-name="Standard">
      <style:text-properties fo:font-weight="bold" officeooo:rsid="0002f0d7" officeooo:paragraph-rsid="0002f0d7" style:font-weight-asian="bold" style:font-weight-complex="bold"/>
    </style:style>
    <style:style style:name="P4" style:family="paragraph" style:parent-style-name="Standard">
      <style:text-properties fo:font-weight="bold" officeooo:rsid="000613d8" officeooo:paragraph-rsid="000613d8" style:font-weight-asian="bold" style:font-weight-complex="bold"/>
    </style:style>
    <style:style style:name="P5" style:family="paragraph" style:parent-style-name="Standard">
      <style:text-properties fo:font-style="normal" style:text-underline-style="none" officeooo:rsid="000613d8" officeooo:paragraph-rsid="000613d8" style:font-style-asian="normal" style:font-style-complex="normal"/>
    </style:style>
    <style:style style:name="T1" style:family="text">
      <style:text-properties officeooo:rsid="0003f8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te self signed sertificate</text:p>
      <text:p text:style-name="P2">openssl req </text:p>
      <text:p text:style-name="P2">create new certificate and private key<text:tab/><text:tab/>-newkey rsa:2048</text:p>
      <text:p text:style-name="P2">something to sign request??<text:tab/>-sha256</text:p>
      <text:p text:style-name="P2">do not encrypt private key<text:tab/>-nodes</text:p>
      <text:p text:style-name="P2">export private key to file<text:tab/>-keyout &lt;name of file&gt;</text:p>
      <text:p text:style-name="P2">output self signed certificate(instead output request)???<text:tab/>-x509</text:p>
      <text:p text:style-name="P2">-days 365</text:p>
      <text:p text:style-name="P2">filename of certificate<text:tab/><text:tab/>-out &lt;filename, “<text:span text:style-name="T1">your_public.pem</text:span>”&gt;</text:p>
      <text:p text:style-name="P2">-subj "/C=US/ST=New York/L=Brooklyn/O=Example Brooklyn Company/CN=YOURDOMAIN.EXAMPLE"</text:p>
      <text:p text:style-name="P1"/>
      <text:p text:style-name="P1"/>
      <text:p text:style-name="P4">import private key and cert to keystore</text:p>
      <text:p text:style-name="P5">openssl pkcs12 -export -inkey your_private_key.key <text:s/>-in result.pem -name my_name -out final_result.pfx</text:p>
      <text:p text:style-name="P1"/>
      <text:p text:style-name="P1">HTTPS</text:p>
      <text:p text:style-name="P1"/>
      <text:p text:style-name="P1"/>
      <text:p text:style-name="P1">server.ssl.enabled=false</text:p>
      <text:p text:style-name="P1">server.ssl.key-store-type=PKCS12</text:p>
      <text:p text:style-name="P1">server.ssl.key-store=file:e:\\cert\\play.p12</text:p>
      <text:p text:style-name="P1">server.ssl.key-store-password=qwerty</text:p>
      <text:p text:style-name="P1">server.ssl.key-alias=play2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0-12T04:04:34.873000000</dc:date>
    <meta:editing-duration>PT52M19S</meta:editing-duration>
    <meta:editing-cycles>5</meta:editing-cycles>
    <meta:document-statistic meta:table-count="0" meta:image-count="0" meta:object-count="0" meta:page-count="1" meta:paragraph-count="18" meta:word-count="78" meta:character-count="741" meta:non-whitespace-character-count="677"/>
  </office:meta>
</office:document-meta>
</file>